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ffd320" draw:marker-start-width="0.321cm" draw:marker-end-width="0.321cm" draw:fill="solid" draw:fill-color="#ffd320" draw:textarea-vertical-align="middle" fo:padding-top="0.165cm" fo:padding-bottom="0.165cm" fo:padding-left="0.29cm" fo:padding-right="0.29cm"/>
    </style:style>
    <style:style style:name="gr2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color="#ffd320" draw:marker-end="Rounded_20_short_20_Arrow" draw:marker-end-width="0.3cm" svg:stroke-linecap="butt" draw:fill="solid" draw:fill-color="#ffd320" draw:textarea-vertical-align="middle"/>
    </style:style>
    <style:style style:name="gr19" style:family="graphic" style:parent-style-name="objectwithoutfill">
      <style:graphic-properties svg:stroke-color="#ffd320" draw:fill="none" draw:textarea-vertical-align="middle"/>
    </style:style>
    <style:style style:name="gr20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 style:list-style-name="L2">
      <style:graphic-properties draw:stroke="solid"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>
      <style:graphic-properties style:protect="size"/>
    </style:style>
    <style:style style:name="pr1" style:family="presentation" style:parent-style-name="Standard-title">
      <style:graphic-properties svg:stroke-width="0.035cm" draw:marker-start-width="0.252cm" draw:marker-end-width="0.252cm" fo:min-height="2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text-align="start"/>
      <style:text-properties fo:color="#c5000b" style:text-position="0% 100%" fo:font-family="'Arial Hebrew'" style:font-pitch="variable" fo:font-size="27pt" fo:letter-spacing="-0.106cm" fo:font-style="normal"/>
    </style:style>
    <style:style style:name="P2" style:family="paragraph">
      <style:paragraph-properties fo:margin-top="0cm" fo:margin-bottom="0cm" fo:text-align="start"/>
      <style:text-properties fo:color="#c5000b" style:text-position="0% 100%" fo:font-family="'Arial Hebrew'" style:font-pitch="variable" fo:font-size="27pt" fo:letter-spacing="-0.106cm" fo:font-style="normal" style:font-size-asian="48pt" style:font-size-complex="4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style:text-autospace="none"/>
    </style:style>
    <style:style style:name="P5" style:family="paragraph">
      <style:paragraph-properties fo:text-align="start"/>
      <style:text-properties fo:color="#000000" fo:font-family="Arial" style:font-family-generic="swiss" style:font-pitch="variable" fo:font-size="7pt" style:letter-kerning="true" style:font-size-asian="7pt" style:font-family-complex="'Arial Unicode MS'" style:font-family-generic-complex="system" style:font-pitch-complex="variable" style:font-size-complex="7pt"/>
    </style:style>
    <style:style style:name="P6" style:family="paragraph">
      <style:paragraph-properties fo:margin-left="0cm" fo:margin-right="0cm" fo:margin-top="0cm" fo:margin-bottom="0cm" fo:text-align="start" fo:text-indent="0cm"/>
      <style:text-properties fo:color="#000000" fo:font-family="Arial" style:font-family-generic="swiss" style:font-pitch="variable" fo:font-size="7pt" style:letter-kerning="true" style:font-size-asian="7pt" style:font-family-complex="'Arial Unicode MS'" style:font-family-generic-complex="system" style:font-pitch-complex="variable" style:font-size-complex="7pt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style:paragraph-properties fo:margin-left="0cm" fo:margin-right="0cm" fo:margin-top="0cm" fo:margin-bottom="0cm" fo:text-align="start" fo:text-indent="0cm" style:text-autospace="none">
        <style:tab-stops>
          <style:tab-stop style:position="0.871cm"/>
        </style:tab-stops>
      </style:paragraph-properties>
      <style:text-properties fo:color="#ffffff" fo:font-family="Menlo-Regular" fo:font-size="10pt" style:font-family-asian="Menlo-Regular" style:font-size-asian="10pt" style:font-family-complex="Menlo-Regular" style:font-size-complex="5.69999980926514pt"/>
    </style:style>
    <style:style style:name="P9" style:family="paragraph">
      <style:paragraph-properties fo:margin-left="0cm" fo:margin-right="0cm" fo:margin-top="0cm" fo:margin-bottom="0cm" fo:text-align="center" fo:text-indent="0cm"/>
      <style:text-properties fo:color="#000000" fo:font-family="Arial" style:font-family-generic="swiss" style:font-pitch="variable" fo:font-size="7pt" style:letter-kerning="true" style:font-size-asian="7pt" style:font-family-complex="'Arial Unicode MS'" style:font-family-generic-complex="system" style:font-pitch-complex="variable" style:font-size-complex="7pt"/>
    </style:style>
    <style:style style:name="P10" style:family="paragraph">
      <style:paragraph-properties fo:text-align="start" style:text-autospace="none">
        <style:tab-stops>
          <style:tab-stop style:position="0.871cm"/>
        </style:tab-stops>
      </style:paragraph-properties>
      <style:text-properties fo:color="#000000" fo:font-family="Arial" style:font-family-generic="swiss" style:font-pitch="variable" fo:font-size="7pt" style:font-family-asian="Menlo-Regular" style:font-size-asian="7pt" style:font-family-complex="Menlo-Regular" style:font-size-complex="7pt"/>
    </style:style>
    <style:style style:name="P11" style:family="paragraph">
      <style:paragraph-properties fo:text-align="start"/>
      <style:text-properties fo:color="#000000" fo:font-family="Arial" style:font-family-generic="swiss" style:font-pitch="variable" fo:font-size="7pt" style:letter-kerning="true" style:font-size-asian="7pt" style:font-family-complex="'Arial Unicode MS'" style:font-family-generic-complex="system" style:font-pitch-complex="variable" style:font-size-complex="7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center"/>
      <style:text-properties fo:color="#ffd320"/>
    </style:style>
    <style:style style:name="P14" style:family="paragraph">
      <style:paragraph-properties fo:text-align="center"/>
    </style:style>
    <style:style style:name="T1" style:family="text">
      <style:text-properties fo:font-size="2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family-generic="swiss" style:font-pitch="variable" fo:font-size="7pt" style:font-size-asian="7pt" style:font-size-complex="7pt"/>
    </style:style>
    <style:style style:name="T4" style:family="text">
      <style:text-properties fo:color="#000000" fo:font-family="Arial" style:font-family-generic="swiss" style:font-pitch="variable" fo:font-size="7pt" style:font-family-asian="Menlo-Regular" style:font-size-asian="7pt" style:font-family-complex="Menlo-Regular" style:font-size-complex="7pt"/>
    </style:style>
    <style:style style:name="T5" style:family="text">
      <style:text-properties fo:color="#000000" fo:font-family="Arial" style:font-family-generic="swiss" style:font-pitch="variable" fo:font-size="7pt" style:font-size-asian="7pt" style:font-size-complex="7pt"/>
    </style:style>
    <style:style style:name="T6" style:family="text">
      <style:text-properties fo:color="#000000" fo:font-family="Arial" style:font-family-generic="swiss" style:font-pitch="variable" fo:font-size="7pt" style:font-size-asian="7pt" style:font-size-complex="7pt"/>
    </style:style>
    <style:style style:name="T7" style:family="text">
      <style:text-properties style:text-outline="false" style:text-line-through-style="none" fo:font-family="Arial" style:font-family-generic="swiss" style:font-pitch="variable" fo:font-size="7pt" fo:font-style="normal" fo:text-shadow="none" style:text-underline-style="none" fo:font-weight="normal" style:letter-kerning="true" style:font-family-asian="Menlo-Regular" style:font-size-asian="7pt" style:font-style-asian="normal" style:font-weight-asian="normal" style:font-family-complex="Menlo-Regular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family="Arial" style:font-family-generic="swiss" style:font-pitch="variable" fo:font-size="7pt" style:font-family-asian="Menlo-Regular" style:font-size-asian="7pt" style:font-family-complex="Menlo-Regular" style:font-size-complex="7pt"/>
    </style:style>
    <style:style style:name="T9" style:family="text">
      <style:text-properties style:text-outline="false" style:text-line-through-style="none" fo:font-family="Arial" style:font-family-generic="swiss" style:font-pitch="variable" fo:font-size="7pt" fo:font-style="normal" fo:text-shadow="none" style:text-underline-style="none" fo:font-weight="normal" style:letter-kerning="true" style:font-family-asian="Menlo-Regular" style:font-size-asian="7pt" style:font-style-asian="normal" style:font-weight-asian="normal" style:font-family-complex="Menlo-Regular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4">
        <draw:frame presentation:style-name="pr1" draw:text-style-name="P2" draw:layer="layout" svg:width="10.799cm" svg:height="2.6cm" svg:x="0.401cm" svg:y="18.8cm" presentation:class="title" presentation:user-transformed="true">
          <draw:text-box>
            <text:p text:style-name="P1"><text:span text:style-name="T1">Diagramme de classe</text:span></text:p>
          </draw:text-box>
        </draw:frame>
        <draw:rect draw:style-name="gr1" draw:text-style-name="P3" draw:layer="layout" svg:width="4.7cm" svg:height="1cm" svg:x="0.1cm" svg:y="6.4cm">
          <text:p text:style-name="P3"><text:span text:style-name="T2">GameManager</text:span></text:p>
        </draw:rect>
        <draw:rect draw:style-name="gr2" draw:text-style-name="P5" draw:layer="layout" svg:width="4.7cm" svg:height="1.6cm" svg:x="0.1cm" svg:y="7.4cm">
          <text:p text:style-name="P4"><text:span text:style-name="T3">arrayForTeamN</text:span><text:span text:style-name="T4">ame = [String]()</text:span></text:p>
          <text:p text:style-name="P4"><text:span text:style-name="T4">arrayTeams = [Team]()</text:span></text:p>
          <text:p text:style-name="P4"><text:span text:style-name="T4">arrayForComposingTeam = [Character]()</text:span></text:p>
          <text:p text:style-name="P4"><text:span text:style-name="T4">askUserForData : Bool</text:span></text:p>
        </draw:rect>
        <draw:rect draw:style-name="gr3" draw:text-style-name="P6" draw:layer="layout" svg:width="4.7cm" svg:height="4cm" svg:x="0.1cm" svg:y="9cm">
          <text:p text:style-name="P6"><text:span text:style-name="T3">gameLauncher()</text:span></text:p>
          <text:p text:style-name="P6"><text:span text:style-name="T3">useStaticDatas()</text:span></text:p>
          <text:p text:style-name="P7"><text:span text:style-name="T5">introductionToGame()</text:span></text:p>
          <text:p text:style-name="P7"><text:span text:style-name="T5">teamsResumeBeforeFight()</text:span></text:p>
          <text:p text:style-name="P7"><text:span text:style-name="T5">fight()</text:span></text:p>
          <text:p text:style-name="P7"><text:span text:style-name="T5">fightConditions()</text:span></text:p>
          <text:p text:style-name="P7"><text:span text:style-name="T5">substituteMagicianToWarrior()</text:span></text:p>
          <text:p text:style-name="P7"><text:span text:style-name="T5">chooseTeamName()</text:span></text:p>
          <text:p text:style-name="P7"><text:span text:style-name="T5">chooseTargetToAttack()</text:span></text:p>
          <text:p text:style-name="P7"><text:span text:style-name="T5">callAttackMethod()</text:span></text:p>
          <text:p text:style-name="P7"><text:span text:style-name="T5">callMysteryChest()</text:span></text:p>
          <text:p text:style-name="P7"><text:span text:style-name="T5">mysteryChest()</text:span></text:p>
          <text:p text:style-name="P8"><text:span text:style-name="T5">userChoice</text:span><text:span text:style-name="T6">()</text:span></text:p>
        </draw:rect>
        <draw:rect draw:style-name="gr1" draw:text-style-name="P3" draw:layer="layout" svg:width="4.8cm" svg:height="1cm" svg:x="5cm" svg:y="2.9cm">
          <text:p text:style-name="P3"><text:span text:style-name="T2">main</text:span></text:p>
        </draw:rect>
        <draw:rect draw:style-name="gr4" draw:text-style-name="P5" draw:layer="layout" svg:width="4.8cm" svg:height="0.8cm" svg:x="5cm" svg:y="3.9cm">
          <text:p text:style-name="P5"><text:span text:style-name="T7">newGame = gameManager()</text:span></text:p>
        </draw:rect>
        <draw:rect draw:style-name="gr5" draw:text-style-name="P9" draw:layer="layout" svg:width="4.8cm" svg:height="0.6cm" svg:x="5cm" svg:y="4.7cm">
          <text:p text:style-name="P9"><text:span text:style-name="T5">-</text:span></text:p>
        </draw:rect>
        <draw:rect draw:style-name="gr1" draw:text-style-name="P3" draw:layer="layout" svg:width="4.8cm" svg:height="1cm" svg:x="5cm" svg:y="6.4cm">
          <text:p text:style-name="P3"><text:span text:style-name="T2">Team</text:span></text:p>
        </draw:rect>
        <draw:rect draw:style-name="gr6" draw:text-style-name="P5" draw:layer="layout" svg:width="4.8cm" svg:height="1.6cm" svg:x="5cm" svg:y="7.4cm">
          <text:p text:style-name="P5"><text:span text:style-name="T3">maximumCharactersPerTeam : Int</text:span></text:p>
          <text:p text:style-name="P5"><text:span text:style-name="T3">teamName : String</text:span></text:p>
          <text:p text:style-name="P4"><text:span text:style-name="T8">arrayForComposingTeam = [Character]()</text:span></text:p>
          <text:p text:style-name="P4"><text:span text:style-name="T8">arrayForCharacterName = [String]()</text:span></text:p>
          <text:p text:style-name="P10"><text:span text:style-name="T7">init()</text:span></text:p>
        </draw:rect>
        <draw:rect draw:style-name="gr7" draw:text-style-name="P6" draw:layer="layout" svg:width="4.8cm" svg:height="4cm" svg:x="5cm" svg:y="9cm">
          <text:p text:style-name="P6"><text:span text:style-name="T3"/></text:p>
          <text:p text:style-name="P6"><text:span text:style-name="T3">descriptionCharacters()</text:span></text:p>
          <text:p text:style-name="P6"><text:span text:style-name="T3">chooseCharacterName()</text:span></text:p>
          <text:p text:style-name="P6"><text:span text:style-name="T3">composingTeam()</text:span></text:p>
          <text:p text:style-name="P6"><text:span text:style-name="T3">descriptionTeam()</text:span></text:p>
          <text:p text:style-name="P6"><text:span text:style-name="T3">isHeroDead()</text:span></text:p>
          <text:p text:style-name="P6"><text:span text:style-name="T5"/></text:p>
        </draw:rect>
        <draw:rect draw:style-name="gr1" draw:text-style-name="P3" draw:layer="layout" svg:width="4.8cm" svg:height="1cm" svg:x="10.2cm" svg:y="2.9cm">
          <text:p text:style-name="P3"><text:span text:style-name="T2">Weapons</text:span></text:p>
        </draw:rect>
        <draw:rect draw:style-name="gr8" draw:text-style-name="P5" xml:id="id1" draw:id="id1" draw:layer="layout" svg:width="4.8cm" svg:height="1.1cm" svg:x="10.2cm" svg:y="3.9cm">
          <text:p text:style-name="P5"><text:span text:style-name="T7">damages : Int</text:span></text:p>
          <text:p text:style-name="P5"><text:span text:style-name="T7">weaponName : String</text:span></text:p>
          <text:p text:style-name="P5"><text:span text:style-name="T7">init()</text:span></text:p>
        </draw:rect>
        <draw:rect draw:style-name="gr9" draw:text-style-name="P9" draw:layer="layout" svg:width="4.8cm" svg:height="0.6cm" svg:x="10.2cm" svg:y="5cm">
          <text:p text:style-name="P9"><text:span text:style-name="T5">-</text:span></text:p>
        </draw:rect>
        <draw:rect draw:style-name="gr1" draw:text-style-name="P3" draw:layer="layout" svg:width="4.8cm" svg:height="1cm" svg:x="16.5cm" svg:y="2.9cm">
          <text:p text:style-name="P3"><text:span text:style-name="T2">SameAxeAsGimli</text:span></text:p>
        </draw:rect>
        <draw:rect draw:style-name="gr10" draw:text-style-name="P5" xml:id="id2" draw:id="id2" draw:layer="layout" svg:width="4.8cm" svg:height="1.1cm" svg:x="16.5cm" svg:y="3.9cm">
          <text:p text:style-name="P5"><text:span text:style-name="T7">init()</text:span></text:p>
        </draw:rect>
        <draw:rect draw:style-name="gr11" draw:text-style-name="P9" draw:layer="layout" svg:width="4.8cm" svg:height="0.6cm" svg:x="16.5cm" svg:y="5cm">
          <text:p text:style-name="P9"><text:span text:style-name="T5">-</text:span></text:p>
        </draw:rect>
        <draw:rect draw:style-name="gr1" draw:text-style-name="P3" xml:id="id5" draw:id="id5" draw:layer="layout" svg:width="4.8cm" svg:height="1cm" svg:x="21.7cm" svg:y="2.9cm">
          <text:p text:style-name="P3"><text:span text:style-name="T2">ShieldOfAzzinoth</text:span></text:p>
        </draw:rect>
        <draw:rect draw:style-name="gr12" draw:text-style-name="P5" draw:layer="layout" svg:width="4.8cm" svg:height="1.1cm" svg:x="21.7cm" svg:y="3.9cm">
          <text:p text:style-name="P11"><text:span text:style-name="T9">init()</text:span></text:p>
        </draw:rect>
        <draw:rect draw:style-name="gr13" draw:text-style-name="P9" draw:layer="layout" svg:width="4.8cm" svg:height="0.6cm" svg:x="21.7cm" svg:y="5cm">
          <text:p text:style-name="P9"><text:span text:style-name="T5">-</text:span></text:p>
        </draw:rect>
        <draw:rect draw:style-name="gr1" draw:text-style-name="P12" draw:layer="layout" svg:width="4.8cm" svg:height="1cm" svg:x="16.5cm" svg:y="5.9cm">
          <text:p text:style-name="P12"><text:span text:style-name="T10">StaffOfAThousandMoons</text:span></text:p>
        </draw:rect>
        <draw:rect draw:style-name="gr14" draw:text-style-name="P5" xml:id="id3" draw:id="id3" draw:layer="layout" svg:width="4.8cm" svg:height="1.1cm" svg:x="16.5cm" svg:y="6.9cm">
          <text:p text:style-name="P11"><text:span text:style-name="T9">init()</text:span></text:p>
        </draw:rect>
        <draw:rect draw:style-name="gr15" draw:text-style-name="P9" draw:layer="layout" svg:width="4.8cm" svg:height="0.6cm" svg:x="16.5cm" svg:y="8cm">
          <text:p text:style-name="P9"><text:span text:style-name="T5">-</text:span></text:p>
        </draw:rect>
        <draw:rect draw:style-name="gr1" draw:text-style-name="P3" draw:layer="layout" svg:width="4.8cm" svg:height="1cm" svg:x="21.7cm" svg:y="5.9cm">
          <text:p text:style-name="P3"><text:span text:style-name="T2">BiggoronSword</text:span></text:p>
        </draw:rect>
        <draw:rect draw:style-name="gr16" draw:text-style-name="P5" draw:layer="layout" svg:width="4.8cm" svg:height="1.1cm" svg:x="21.7cm" svg:y="6.9cm">
          <text:p text:style-name="P11"><text:span text:style-name="T9">init()</text:span></text:p>
        </draw:rect>
        <draw:rect draw:style-name="gr17" draw:text-style-name="P9" xml:id="id7" draw:id="id7" draw:layer="layout" svg:width="4.8cm" svg:height="0.6cm" svg:x="21.7cm" svg:y="8cm">
          <text:p text:style-name="P9"><text:span text:style-name="T5">-</text:span></text:p>
        </draw:rect>
        <draw:connector draw:style-name="gr18" draw:text-style-name="P13" draw:layer="layout" draw:type="lines" svg:x1="15cm" svg:y1="4.45cm" svg:x2="16.5cm" svg:y2="4.45cm" draw:start-shape="id1" draw:start-glue-point="1" draw:end-shape="id2" draw:end-glue-point="3" svg:d="M15000 4450h541 418 541">
          <text:p/>
        </draw:connector>
        <draw:connector draw:style-name="gr18" draw:text-style-name="P13" draw:layer="layout" draw:type="lines" svg:x1="15cm" svg:y1="4.45cm" svg:x2="16.5cm" svg:y2="7.45cm" draw:end-shape="id3" svg:d="M15000 4450l959 3000h541">
          <text:p/>
        </draw:connector>
        <draw:line draw:style-name="gr19" draw:text-style-name="P14" draw:layer="layout" svg:x1="15cm" svg:y1="4.45cm" svg:x2="16.4cm" svg:y2="2.2cm">
          <text:p/>
        </draw:line>
        <draw:line draw:style-name="gr19" draw:text-style-name="P14" xml:id="id4" draw:id="id4" draw:layer="layout" svg:x1="24.1cm" svg:y1="2.2cm" svg:x2="16.4cm" svg:y2="2.2cm">
          <text:p/>
        </draw:line>
        <draw:connector draw:style-name="gr18" draw:text-style-name="P13" draw:layer="layout" draw:type="lines" svg:x1="24.1cm" svg:y1="2.2cm" svg:x2="24.1cm" svg:y2="2.9cm" draw:start-shape="id4" draw:start-glue-point="1" draw:end-shape="id5" draw:end-glue-point="0" svg:d="M24100 2200v501-342 541">
          <text:p/>
        </draw:connector>
        <draw:line draw:style-name="gr19" draw:text-style-name="P14" draw:layer="layout" svg:x1="15cm" svg:y1="4.45cm" svg:x2="15.8cm" svg:y2="9.2cm">
          <text:p/>
        </draw:line>
        <draw:line draw:style-name="gr19" draw:text-style-name="P14" xml:id="id6" draw:id="id6" draw:layer="layout" svg:x1="24cm" svg:y1="9.2cm" svg:x2="15.8cm" svg:y2="9.2cm">
          <text:p/>
        </draw:line>
        <draw:connector draw:style-name="gr18" draw:text-style-name="P13" draw:layer="layout" draw:type="lines" draw:line-skew="-0.501cm" svg:x1="24cm" svg:y1="9.2cm" svg:x2="24.1cm" svg:y2="8.6cm" draw:start-shape="id6" draw:start-glue-point="1" draw:end-shape="id7" draw:end-glue-point="2" svg:d="M24000 9200l100-59v-541">
          <text:p/>
        </draw:connector>
        <draw:rect draw:style-name="gr1" draw:text-style-name="P3" draw:layer="layout" svg:width="4.8cm" svg:height="1cm" svg:x="10.2cm" svg:y="11.8cm">
          <text:p text:style-name="P3"><text:span text:style-name="T2">Character</text:span></text:p>
        </draw:rect>
        <draw:rect draw:style-name="gr20" draw:text-style-name="P5" xml:id="id8" draw:id="id8" draw:layer="layout" svg:width="4.8cm" svg:height="2cm" svg:x="10.2cm" svg:y="12.8cm">
          <text:p text:style-name="P5"><text:span text:style-name="T8">nameCharacter : String</text:span></text:p>
          <text:p text:style-name="P5"><text:span text:style-name="T8">life : Int</text:span></text:p>
          <text:p text:style-name="P5"><text:span text:style-name="T8">maxLife : Int</text:span></text:p>
          <text:p text:style-name="P5"><text:span text:style-name="T8">weapon : Weapons</text:span></text:p>
          <text:p text:style-name="P5"><text:span text:style-name="T8">descriptionClassCharacter : String </text:span></text:p>
          <text:p text:style-name="P10"><text:span text:style-name="T7">init()</text:span></text:p>
        </draw:rect>
        <draw:rect draw:style-name="gr21" draw:text-style-name="P6" draw:layer="layout" svg:width="4.8cm" svg:height="1.2cm" svg:x="10.2cm" svg:y="14.8cm">
          <text:p text:style-name="P6"><text:span text:style-name="T3"/></text:p>
          <text:p text:style-name="P6"><text:span text:style-name="T3">attack()</text:span></text:p>
          <text:p text:style-name="P6"><text:span text:style-name="T3">changeWeapon()</text:span></text:p>
          <text:p text:style-name="P6"><text:span text:style-name="T5"/></text:p>
        </draw:rect>
        <draw:rect draw:style-name="gr1" draw:text-style-name="P3" draw:layer="layout" svg:width="4.8cm" svg:height="1cm" svg:x="16.52cm" svg:y="11.1cm">
          <text:p text:style-name="P3"><text:span text:style-name="T2">Dwarf</text:span></text:p>
        </draw:rect>
        <draw:rect draw:style-name="gr22" draw:text-style-name="P5" xml:id="id9" draw:id="id9" draw:layer="layout" svg:width="4.8cm" svg:height="1.1cm" svg:x="16.52cm" svg:y="12.1cm">
          <text:p text:style-name="P5"><text:span text:style-name="T7">init()</text:span></text:p>
        </draw:rect>
        <draw:rect draw:style-name="gr23" draw:text-style-name="P9" draw:layer="layout" svg:width="4.8cm" svg:height="0.6cm" svg:x="16.52cm" svg:y="13.2cm">
          <text:p text:style-name="P9"><text:span text:style-name="T5">-</text:span></text:p>
        </draw:rect>
        <draw:rect draw:style-name="gr1" draw:text-style-name="P3" xml:id="id12" draw:id="id12" draw:layer="layout" svg:width="4.8cm" svg:height="1cm" svg:x="21.72cm" svg:y="11.1cm">
          <text:p text:style-name="P3"><text:span text:style-name="T2">Colossus</text:span></text:p>
        </draw:rect>
        <draw:rect draw:style-name="gr24" draw:text-style-name="P5" draw:layer="layout" svg:width="4.8cm" svg:height="1.1cm" svg:x="21.72cm" svg:y="12.1cm">
          <text:p text:style-name="P11"><text:span text:style-name="T9">init()</text:span></text:p>
        </draw:rect>
        <draw:rect draw:style-name="gr25" draw:text-style-name="P9" draw:layer="layout" svg:width="4.8cm" svg:height="0.6cm" svg:x="21.72cm" svg:y="13.2cm">
          <text:p text:style-name="P9"><text:span text:style-name="T5">-</text:span></text:p>
        </draw:rect>
        <draw:rect draw:style-name="gr1" draw:text-style-name="P12" draw:layer="layout" svg:width="4.8cm" svg:height="1cm" svg:x="16.52cm" svg:y="14.1cm">
          <text:p text:style-name="P12"><text:span text:style-name="T10">Warrior</text:span></text:p>
        </draw:rect>
        <draw:rect draw:style-name="gr26" draw:text-style-name="P5" xml:id="id10" draw:id="id10" draw:layer="layout" svg:width="4.8cm" svg:height="1.1cm" svg:x="16.52cm" svg:y="15.1cm">
          <text:p text:style-name="P11"><text:span text:style-name="T9">init()</text:span></text:p>
        </draw:rect>
        <draw:rect draw:style-name="gr27" draw:text-style-name="P9" draw:layer="layout" svg:width="4.8cm" svg:height="0.6cm" svg:x="16.52cm" svg:y="16.2cm">
          <text:p text:style-name="P9"><text:span text:style-name="T5">-</text:span></text:p>
        </draw:rect>
        <draw:rect draw:style-name="gr1" draw:text-style-name="P3" draw:layer="layout" svg:width="4.8cm" svg:height="1cm" svg:x="21.72cm" svg:y="14.1cm">
          <text:p text:style-name="P3"><text:span text:style-name="T2">Mage</text:span></text:p>
        </draw:rect>
        <draw:rect draw:style-name="gr28" draw:text-style-name="P5" draw:layer="layout" svg:width="4.8cm" svg:height="1.1cm" svg:x="21.72cm" svg:y="15.1cm">
          <text:p text:style-name="P11"><text:span text:style-name="T9">init()</text:span></text:p>
        </draw:rect>
        <draw:rect draw:style-name="gr29" draw:text-style-name="P6" xml:id="id14" draw:id="id14" draw:layer="layout" svg:width="4.8cm" svg:height="0.6cm" svg:x="21.72cm" svg:y="16.2cm">
          <text:p text:style-name="P6"><text:span text:style-name="T5">heal()</text:span></text:p>
        </draw:rect>
        <draw:connector draw:style-name="gr18" draw:text-style-name="P13" draw:layer="layout" draw:type="lines" svg:x1="15cm" svg:y1="13.8cm" svg:x2="16.52cm" svg:y2="12.65cm" draw:start-shape="id8" draw:start-glue-point="1" draw:end-shape="id9" draw:end-glue-point="3" svg:d="M15000 13800h541l438-1150h541">
          <text:p/>
        </draw:connector>
        <draw:connector draw:style-name="gr18" draw:text-style-name="P13" draw:layer="layout" draw:type="lines" svg:x1="15cm" svg:y1="13.8cm" svg:x2="16.52cm" svg:y2="15.65cm" draw:start-shape="id8" draw:start-glue-point="1" draw:end-shape="id10" svg:d="M15000 13800h541l438 1850h541">
          <text:p/>
        </draw:connector>
        <draw:line draw:style-name="gr19" draw:text-style-name="P14" draw:layer="layout" svg:x1="15.02cm" svg:y1="13.8cm" svg:x2="16.42cm" svg:y2="10.4cm">
          <text:p/>
        </draw:line>
        <draw:line draw:style-name="gr19" draw:text-style-name="P14" xml:id="id11" draw:id="id11" draw:layer="layout" svg:x1="24.12cm" svg:y1="10.4cm" svg:x2="16.42cm" svg:y2="10.4cm">
          <text:p/>
        </draw:line>
        <draw:connector draw:style-name="gr18" draw:text-style-name="P13" draw:layer="layout" draw:type="lines" svg:x1="24.12cm" svg:y1="10.4cm" svg:x2="24.12cm" svg:y2="11.1cm" draw:start-shape="id11" draw:start-glue-point="1" draw:end-shape="id12" draw:end-glue-point="0" svg:d="M24120 10400v501-342 541">
          <text:p/>
        </draw:connector>
        <draw:line draw:style-name="gr19" draw:text-style-name="P14" draw:layer="layout" svg:x1="15.02cm" svg:y1="13.8cm" svg:x2="15.82cm" svg:y2="17.4cm">
          <text:p/>
        </draw:line>
        <draw:line draw:style-name="gr19" draw:text-style-name="P14" xml:id="id13" draw:id="id13" draw:layer="layout" svg:x1="24.02cm" svg:y1="17.4cm" svg:x2="15.82cm" svg:y2="17.4cm">
          <text:p/>
        </draw:line>
        <draw:connector draw:style-name="gr18" draw:text-style-name="P13" draw:layer="layout" draw:type="lines" draw:line-skew="-0.501cm" svg:x1="24.02cm" svg:y1="17.4cm" svg:x2="24.12cm" svg:y2="16.8cm" draw:start-shape="id13" draw:start-glue-point="1" draw:end-shape="id14" draw:end-glue-point="2" svg:d="M24020 17400l100-59v-541">
          <text:p/>
        </draw:connector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gis Chauveau</meta:initial-creator>
    <meta:creation-date>2019-08-05T16:51:43</meta:creation-date>
    <meta:editing-duration>PT40M14S</meta:editing-duration>
    <meta:editing-cycles>5</meta:editing-cycles>
    <dc:date>2019-08-05T17:47:29</dc:date>
    <dc:creator>Regis Chauveau</dc:creator>
    <meta:generator>OpenOffice/4.1.6$Unix OpenOffice.org_project/416m1$Build-9790</meta:generator>
    <meta:document-statistic meta:object-count="79"/>
  </office:meta>
</office:document-meta>
</file>